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left"/>
    </style:style>
    <style:style style:name="Tabla1.A" style:family="table-column">
      <style:table-column-properties style:column-width="4.667cm"/>
    </style:style>
    <style:style style:name="Tabla1.B" style:family="table-column">
      <style:table-column-properties style:column-width="12.922cm"/>
    </style:style>
    <style:style style:name="Tabla1.A1" style:family="table-cell">
      <style:table-cell-properties style:vertical-align="middle" fo:padding="0.049cm" fo:border="none"/>
    </style:style>
    <style:style style:name="P1" style:family="paragraph" style:parent-style-name="Text_20_body">
      <style:text-properties officeooo:rsid="001dde1d" officeooo:paragraph-rsid="001dde1d"/>
    </style:style>
    <style:style style:name="P2" style:family="paragraph" style:parent-style-name="Text_20_body">
      <style:paragraph-properties fo:text-align="center" style:justify-single-word="false"/>
      <style:text-properties officeooo:rsid="001dde1d" officeooo:paragraph-rsid="001dde1d"/>
    </style:style>
    <style:style style:name="P3" style:family="paragraph" style:parent-style-name="Text_20_body">
      <style:paragraph-properties fo:text-align="center" style:justify-single-word="false"/>
      <style:text-properties officeooo:paragraph-rsid="001fce6c"/>
    </style:style>
    <style:style style:name="P4" style:family="paragraph" style:parent-style-name="Text_20_body">
      <style:paragraph-properties fo:text-align="center" style:justify-single-word="false"/>
      <style:text-properties fo:font-weight="normal" officeooo:paragraph-rsid="001fce6c" style:font-weight-asian="normal" style:font-weight-complex="normal"/>
    </style:style>
    <style:style style:name="P5" style:family="paragraph" style:parent-style-name="Text_20_body" style:list-style-name="L1">
      <style:paragraph-properties fo:text-align="center" style:justify-single-word="false"/>
      <style:text-properties officeooo:paragraph-rsid="001fce6c"/>
    </style:style>
    <style:style style:name="P6" style:family="paragraph" style:parent-style-name="Text_20_body">
      <style:paragraph-properties fo:text-align="center"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able_20_Heading">
      <style:paragraph-properties fo:margin-top="0cm" fo:margin-bottom="0.499cm" style:contextual-spacing="false"/>
    </style:style>
    <style:style style:name="P12" style:family="paragraph" style:parent-style-name="Table_20_Contents">
      <style:paragraph-properties fo:margin-top="0cm" fo:margin-bottom="0.499cm" style:contextual-spacing="false"/>
    </style:style>
    <style:style style:name="P13" style:family="paragraph" style:parent-style-name="Standard">
      <style:text-properties officeooo:rsid="001dde1d" officeooo:paragraph-rsid="001dde1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2"><text:span text:style-name="Strong_20_Emphasis">UNIVERSIDAD DE CALDAS<text:line-break/>FACULTAD DE INGENIERÍA<text:line-break/>PROYECTO: SISTEMA WEB PARA LA FERRETERÍA EN MANIZALES</text:span></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3"><text:span text:style-name="Strong_20_Emphasis">INTEGRANTES:</text:span></text:p>
      <text:p text:style-name="P4">Luis Felipe Castaño Diaz</text:p>
      <text:list text:style-name="L1">
        <text:list-header>
          <text:p text:style-name="P5"><text:span text:style-name="Strong_20_Emphasis"><text:span text:style-name="T1">Jhonny Alexander Castrillón Calle</text:span></text:span></text:p>
        </text:list-header>
      </text:list>
      <text:p text:style-name="P2"><text:span text:style-name="Strong_20_Emphasis"/></text:p>
      <text:p text:style-name="P2"><text:span text:style-name="Strong_20_Emphasis"/></text:p>
      <text:p text:style-name="P2"/>
      <text:p text:style-name="P2"><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P6"><text:line-break/><text:span text:style-name="Strong_20_Emphasis">Manizales, Caldas, Colombia</text:span></text:p>
      <text:p text:style-name="P1"><text:soft-page-break/><text:span text:style-name="Strong_20_Emphasis">Documentación del Proyecto: EasyHardware</text:span><text:span text:style-name="T2"/></text:p>
      <text:p text:style-name="Text_20_body"><text:span text:style-name="Strong_20_Emphasis">Introducción</text:span></text:p>
      <text:p text:style-name="Text_20_body">En la actualidad, la transformación digital juega un papel crucial en la mejora de los procesos empresariales. Una empresa del sector de la construcción, ubicada en la ciudad de Manizales, identificó la necesidad de modernizar su sistema web para ofrecer a sus clientes una atención más personalizada y mejorar la eficiencia en la gestión de solicitudes y procesos internos.</text:p>
      <text:p text:style-name="Text_20_body">El presente proyecto busca desarrollar un sistema web completo y administrable que centralice la atención de clientes y optimice la administración de inventarios, usuarios y solicitudes, utilizando tecnologías modernas y enfoques de desarrollo centrados en la usabilidad y la organización.</text:p>
      <text:p text:style-name="P1"><text:span text:style-name="Strong_20_Emphasis">Objetivo General</text:span></text:p>
      <text:p text:style-name="Text_20_body">Desarrollar un sistema web robusto, basado en ASP.NET Core 8 y soportado por tecnologías modernas, que permita a la empresa interactuar de manera eficiente con sus clientes, administradores y empleados, mejorando la calidad del servicio y reduciendo tiempos de respuesta.</text:p>
      <text:p text:style-name="Text_20_body"><text:span text:style-name="Strong_20_Emphasis">Objetivos Específicos</text:span></text:p>
      <text:list text:style-name="L2">
        <text:list-item>
          <text:p text:style-name="P7">Implementar una funcionalidad de <text:span text:style-name="Strong_20_Emphasis">login y autenticación</text:span> utilizando ASP.NET Core Identity, que permita controlar el acceso a través de roles diferenciados (administradores y empleados).</text:p>
        </text:list-item>
        <text:list-item>
          <text:p text:style-name="P7">Diseñar e implementar una interfaz amigable y moderna empleando <text:span text:style-name="Strong_20_Emphasis">Materialize CSS</text:span>, garantizando una experiencia de usuario óptima y responsiva.</text:p>
        </text:list-item>
        <text:list-item>
          <text:p text:style-name="P7">Crear módulos específicos para:</text:p>
          <text:list>
            <text:list-item>
              <text:p text:style-name="P7"><text:span text:style-name="Strong_20_Emphasis">Administrar información empresarial</text:span> (roles de administrador).</text:p>
            </text:list-item>
            <text:list-item>
              <text:p text:style-name="P7"><text:span text:style-name="Strong_20_Emphasis">Gestión de usuarios del sistema</text:span>, incluyendo registro, asignación de roles y bloqueo.</text:p>
            </text:list-item>
            <text:list-item>
              <text:p text:style-name="P7"><text:span text:style-name="Strong_20_Emphasis">Registro de clientes y procesamiento de solicitudes</text:span>, optimizando la interacción con los usuarios.</text:p>
            </text:list-item>
            <text:list-item>
              <text:p text:style-name="P7"><text:span text:style-name="Strong_20_Emphasis">Manipulación del inventario</text:span>, incluyendo la gestión de productos y su ubicación.</text:p>
            </text:list-item>
          </text:list>
        </text:list-item>
        <text:list-item>
          <text:p text:style-name="P7">Garantizar la persistencia de datos mediante el uso de <text:span text:style-name="Strong_20_Emphasis">Entity Framework Core</text:span> y un sistema de base de datos relacional SQL Server.</text:p>
        </text:list-item>
        <text:list-item>
          <text:p text:style-name="P7">Implementar principios de programación orientada a objetos (POO) y prácticas de desarrollo como estructuras de control, eventos y manejo de excepciones para asegurar un código limpio, modular y mantenible.</text:p>
        </text:list-item>
      </text:list>
      <text:p text:style-name="P1"><text:span text:style-name="Strong_20_Emphasis">Alcance del Proyecto</text:span></text:p>
      <text:p text:style-name="Text_20_body"><text:span text:style-name="Strong_20_Emphasis">Funcionalidades Incluidas</text:span></text:p>
      <text:list text:style-name="L3">
        <text:list-item>
          <text:p text:style-name="P8"><text:span text:style-name="Strong_20_Emphasis">Módulo de Autenticación:</text:span></text:p>
          <text:list>
            <text:list-item>
              <text:p text:style-name="P8">Página de inicio de sesión con validación de credenciales.</text:p>
            </text:list-item>
            <text:list-item>
              <text:p text:style-name="P8">Gestión de roles: acceso diferenciado para administradores y empleados.</text:p>
            </text:list-item>
          </text:list>
        </text:list-item>
        <text:list-item>
          <text:p text:style-name="P8"><text:soft-page-break/><text:span text:style-name="Strong_20_Emphasis">Panel de Administración:</text:span></text:p>
          <text:list>
            <text:list-item>
              <text:p text:style-name="P8">Gestión centralizada de la información empresarial.</text:p>
            </text:list-item>
            <text:list-item>
              <text:p text:style-name="P8">Registro, edición y eliminación de usuarios del sistema.</text:p>
            </text:list-item>
            <text:list-item>
              <text:p text:style-name="P8">Manejo y control del inventario, permitiendo registrar productos, editar cantidades y ubicaciones, y eliminar elementos.</text:p>
            </text:list-item>
          </text:list>
        </text:list-item>
        <text:list-item>
          <text:p text:style-name="P8"><text:span text:style-name="Strong_20_Emphasis">Panel de Empleados:</text:span></text:p>
          <text:list>
            <text:list-item>
              <text:p text:style-name="P8">Registro y consulta de clientes.</text:p>
            </text:list-item>
            <text:list-item>
              <text:p text:style-name="P8">Creación y procesamiento de solicitudes de clientes, incluyendo pedidos, entregas a domicilio y facturación.</text:p>
            </text:list-item>
          </text:list>
        </text:list-item>
        <text:list-item>
          <text:p text:style-name="P8"><text:span text:style-name="Strong_20_Emphasis">Interfaz de Usuario:</text:span></text:p>
          <text:list>
            <text:list-item>
              <text:p text:style-name="P8">Diseño responsivo y moderno utilizando <text:span text:style-name="Strong_20_Emphasis">Materialize CSS</text:span>.</text:p>
            </text:list-item>
            <text:list-item>
              <text:p text:style-name="P8">Navegación intuitiva basada en menús y colecciones.</text:p>
            </text:list-item>
          </text:list>
        </text:list-item>
        <text:list-item>
          <text:p text:style-name="P8"><text:span text:style-name="Strong_20_Emphasis">Sistema de Base de Datos:</text:span></text:p>
          <text:list>
            <text:list-item>
              <text:p text:style-name="P8">Persistencia de datos relacionados con usuarios, clientes, solicitudes e inventarios.</text:p>
            </text:list-item>
            <text:list-item>
              <text:p text:style-name="P8">Uso de migraciones para versionar la estructura de la base de datos.</text:p>
            </text:list-item>
          </text:list>
        </text:list-item>
      </text:list>
      <text:p text:style-name="P1"><text:span text:style-name="Strong_20_Emphasis">Limitaciones del Proyecto</text:span></text:p>
      <text:list text:style-name="L4">
        <text:list-item>
          <text:p text:style-name="P9">El sistema está orientado exclusivamente a los procesos internos de la ferretería y no incluye funciones avanzadas como comercio electrónico o integración con plataformas externas de pago.</text:p>
        </text:list-item>
        <text:list-item>
          <text:p text:style-name="P9">Las funciones básicas de seguridad, como la encriptación de contraseñas y los tokens de autenticación, son cubiertas por ASP.NET Core Identity, pero no se incluyen medidas de seguridad personalizada como firewalls o sistemas anti-intrusión.</text:p>
        </text:list-item>
      </text:list>
      <text:p text:style-name="P1"><text:span text:style-name="Strong_20_Emphasis">Conclusiones</text:span></text:p>
      <text:list text:style-name="L5">
        <text:list-item>
          <text:p text:style-name="P10"><text:span text:style-name="Strong_20_Emphasis">Ahorro de Tiempo y Mejora Operacional:</text:span> La implementación de este sistema web permitirá reducir significativamente el tiempo de atención a solicitudes de clientes, al ofrecer una plataforma centralizada para la interacción y administración.</text:p>
        </text:list-item>
        <text:list-item>
          <text:p text:style-name="P10"><text:span text:style-name="Strong_20_Emphasis">Escalabilidad y Flexibilidad:</text:span> La arquitectura del sistema está diseñada para ser escalable, permitiendo futuras mejoras y la integración de nuevas funcionalidades según las necesidades de la empresa.</text:p>
        </text:list-item>
        <text:list-item>
          <text:p text:style-name="P10"><text:span text:style-name="Strong_20_Emphasis">Usabilidad y Diseño Moderno:</text:span> Gracias al uso de Materialize CSS, el sistema ofrece una interfaz amigable, moderna y accesible para todos los usuarios, garantizando una experiencia de usuario de alta calidad.</text:p>
        </text:list-item>
        <text:list-item>
          <text:p text:style-name="P10"><text:soft-page-break/><text:span text:style-name="Strong_20_Emphasis">Sustentabilidad del Código:</text:span> La aplicación de principios de POO, separación de responsabilidades y patrones de diseño asegura que el sistema sea mantenible y adaptable a largo plazo.</text:p>
        </text:list-item>
      </text:list>
      <text:p text:style-name="P1"><text:span text:style-name="Strong_20_Emphasis">Tecnologías Aplicadas</text:span></text:p>
      <table:table table:name="Tabla1" table:style-name="Tabla1">
        <table:table-column table:style-name="Tabla1.A"/>
        <table:table-column table:style-name="Tabla1.B"/>
        <table:table-header-rows>
          <table:table-row>
            <table:table-cell table:style-name="Tabla1.A1" office:value-type="string">
              <text:p text:style-name="P11"><text:span text:style-name="Strong_20_Emphasis">Tecnología</text:span></text:p>
            </table:table-cell>
            <table:table-cell table:style-name="Tabla1.A1" office:value-type="string">
              <text:p text:style-name="P11"><text:span text:style-name="Strong_20_Emphasis">Propósito</text:span></text:p>
            </table:table-cell>
          </table:table-row>
        </table:table-header-rows>
        <table:table-row>
          <table:table-cell table:style-name="Tabla1.A1" office:value-type="string">
            <text:p text:style-name="P12"><text:span text:style-name="Strong_20_Emphasis">ASP.NET Core 8</text:span></text:p>
          </table:table-cell>
          <table:table-cell table:style-name="Tabla1.A1" office:value-type="string">
            <text:p text:style-name="P12">Framework principal para el desarrollo del sistema web.</text:p>
          </table:table-cell>
        </table:table-row>
        <table:table-row>
          <table:table-cell table:style-name="Tabla1.A1" office:value-type="string">
            <text:p text:style-name="P12"><text:span text:style-name="Strong_20_Emphasis">ASP.NET Core Identity</text:span></text:p>
          </table:table-cell>
          <table:table-cell table:style-name="Tabla1.A1" office:value-type="string">
            <text:p text:style-name="P12">Autenticación, autorización y gestión de roles.</text:p>
          </table:table-cell>
        </table:table-row>
        <table:table-row>
          <table:table-cell table:style-name="Tabla1.A1" office:value-type="string">
            <text:p text:style-name="P12"><text:span text:style-name="Strong_20_Emphasis">Entity Framework Core</text:span></text:p>
          </table:table-cell>
          <table:table-cell table:style-name="Tabla1.A1" office:value-type="string">
            <text:p text:style-name="P12">ORM para la manipulación de datos y conexión con la base de datos relacional (SQL Server).</text:p>
          </table:table-cell>
        </table:table-row>
        <table:table-row>
          <table:table-cell table:style-name="Tabla1.A1" office:value-type="string">
            <text:p text:style-name="P12"><text:span text:style-name="Strong_20_Emphasis">Materialize CSS</text:span></text:p>
          </table:table-cell>
          <table:table-cell table:style-name="Tabla1.A1" office:value-type="string">
            <text:p text:style-name="P12">Framework CSS para diseño y usabilidad, ofreciendo una experiencia responsiva y moderna.</text:p>
          </table:table-cell>
        </table:table-row>
        <table:table-row>
          <table:table-cell table:style-name="Tabla1.A1" office:value-type="string">
            <text:p text:style-name="P12"><text:span text:style-name="Strong_20_Emphasis">HTML5, CSS3, y JavaScript</text:span></text:p>
          </table:table-cell>
          <table:table-cell table:style-name="Tabla1.A1" office:value-type="string">
            <text:p text:style-name="P12">Estructura y diseño de la interfaz de usuario.</text:p>
          </table:table-cell>
        </table:table-row>
        <table:table-row>
          <table:table-cell table:style-name="Tabla1.A1" office:value-type="string">
            <text:p text:style-name="P12"><text:span text:style-name="Strong_20_Emphasis">SQL Server</text:span></text:p>
          </table:table-cell>
          <table:table-cell table:style-name="Tabla1.A1" office:value-type="string">
            <text:p text:style-name="P12">Base de datos relacional utilizada para la persistencia de la información.</text:p>
          </table:table-cell>
        </table:table-row>
        <table:table-row>
          <table:table-cell table:style-name="Tabla1.A1" office:value-type="string">
            <text:p text:style-name="P12"><text:span text:style-name="Strong_20_Emphasis">jQuery</text:span></text:p>
          </table:table-cell>
          <table:table-cell table:style-name="Tabla1.A1" office:value-type="string">
            <text:p text:style-name="P12">Manejo simplificado de eventos y elementos dinámicos en el frontend.</text:p>
          </table:table-cell>
        </table:table-row>
        <table:table-row>
          <table:table-cell table:style-name="Tabla1.A1" office:value-type="string">
            <text:p text:style-name="P12"><text:span text:style-name="Strong_20_Emphasis">Visual Studio 2022</text:span></text:p>
          </table:table-cell>
          <table:table-cell table:style-name="Tabla1.A1" office:value-type="string">
            <text:p text:style-name="P12">IDE empleado para el desarrollo del proyecto.</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18:15:01.577000000</meta:creation-date>
    <dc:date>2025-04-09T16:59:13.495000000</dc:date>
    <meta:editing-duration>PT10M</meta:editing-duration>
    <meta:editing-cycles>2</meta:editing-cycles>
    <meta:generator>LibreOffice/24.8.5.2$Windows_X86_64 LibreOffice_project/fddf2685c70b461e7832239a0162a77216259f22</meta:generator>
    <meta:document-statistic meta:table-count="1" meta:image-count="0" meta:object-count="0" meta:page-count="4" meta:paragraph-count="66" meta:word-count="756" meta:character-count="5159" meta:non-whitespace-character-count="4500"/>
  </office:meta>
</office:document-meta>
</file>